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Ubuntu" svg:font-family="Ubuntu"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center" style:justify-single-word="false"/>
      <style:text-properties style:font-name="Ubuntu"/>
    </style:style>
    <style:style style:name="P2" style:family="paragraph" style:parent-style-name="Standard">
      <style:paragraph-properties fo:text-align="start" style:justify-single-word="false"/>
      <style:text-properties style:font-name="Ubuntu"/>
    </style:style>
    <style:style style:name="P3" style:family="paragraph" style:parent-style-name="Standard">
      <style:paragraph-properties fo:text-align="start" style:justify-single-word="false"/>
      <style:text-properties style:font-name="Ubuntu" fo:font-size="12pt" style:font-size-asian="12pt" style:font-size-complex="12pt"/>
    </style:style>
    <style:style style:name="P4" style:family="paragraph" style:parent-style-name="Standard">
      <style:paragraph-properties fo:text-align="center" style:justify-single-word="false"/>
      <style:text-properties style:font-name="Ubuntu" fo:font-size="14pt" officeooo:paragraph-rsid="0017f4ab" style:font-size-asian="14pt" style:font-size-complex="14pt"/>
    </style:style>
    <style:style style:name="P5" style:family="paragraph" style:parent-style-name="Standard">
      <style:paragraph-properties fo:margin-left="4.426cm" fo:margin-right="0cm" fo:text-align="start" style:justify-single-word="false" fo:text-indent="0cm" style:auto-text-indent="false"/>
      <style:text-properties style:font-name="Ubuntu"/>
    </style:style>
    <style:style style:name="P6" style:family="paragraph" style:parent-style-name="Heading_20_1">
      <style:paragraph-properties fo:break-before="page"/>
      <style:text-properties style:font-name="Ubuntu"/>
    </style:style>
    <style:style style:name="P7" style:family="paragraph" style:parent-style-name="Heading_20_1">
      <style:text-properties style:font-name="Ubuntu"/>
    </style:style>
    <style:style style:name="P8" style:family="paragraph" style:parent-style-name="Heading_20_1">
      <style:text-properties style:font-name="Ubuntu" officeooo:rsid="0017f4ab"/>
    </style:style>
    <style:style style:name="P9" style:family="paragraph" style:parent-style-name="Standard" style:master-page-name="Standard">
      <style:paragraph-properties fo:text-align="center" style:justify-single-word="false" style:page-number="auto"/>
      <style:text-properties style:font-name="Ubuntu"/>
    </style:style>
    <style:style style:name="P10" style:family="paragraph" style:parent-style-name="Standard" style:list-style-name="WWNum3">
      <style:paragraph-properties fo:text-align="start" style:justify-single-word="false"/>
      <style:text-properties style:font-name="Ubuntu" fo:font-size="12pt" style:font-size-asian="12pt" style:font-size-complex="12pt"/>
    </style:style>
    <style:style style:name="P11" style:family="paragraph" style:parent-style-name="Standard" style:list-style-name="WWNum4">
      <style:paragraph-properties fo:text-align="start" style:justify-single-word="false"/>
      <style:text-properties style:font-name="Ubuntu" fo:font-size="12pt" fo:font-weight="normal" style:font-size-asian="12pt" style:font-weight-asian="normal" style:font-size-complex="12pt" style:font-weight-complex="normal"/>
    </style:style>
    <style:style style:name="P12" style:family="paragraph" style:parent-style-name="Standard" style:list-style-name="WWNum4">
      <style:paragraph-properties fo:text-align="start" style:justify-single-word="false"/>
      <style:text-properties style:font-name="Ubuntu"/>
    </style:style>
    <style:style style:name="P13" style:family="paragraph" style:parent-style-name="Standard" style:list-style-name="WWNum1">
      <style:paragraph-properties fo:text-align="start" style:justify-single-word="false"/>
      <style:text-properties style:font-name="Ubuntu" officeooo:rsid="002ac302" officeooo:paragraph-rsid="002ac302"/>
    </style:style>
    <style:style style:name="P14" style:family="paragraph" style:parent-style-name="Standard">
      <style:paragraph-properties fo:text-align="start" style:justify-single-word="false"/>
      <style:text-properties style:font-name="Ubuntu" officeooo:rsid="002ac302" officeooo:paragraph-rsid="002ac302"/>
    </style:style>
    <style:style style:name="P15" style:family="paragraph" style:parent-style-name="Standard" style:list-style-name="WWNum1">
      <style:paragraph-properties fo:text-align="start" style:justify-single-word="false"/>
      <style:text-properties style:font-name="Ubuntu" officeooo:rsid="002b90b0" officeooo:paragraph-rsid="002b90b0"/>
    </style:style>
    <style:style style:name="P16" style:family="paragraph" style:parent-style-name="Standard" style:list-style-name="WWNum1">
      <style:paragraph-properties fo:text-align="start" style:justify-single-word="false"/>
      <style:text-properties style:font-name="Ubuntu" officeooo:rsid="002bb907" officeooo:paragraph-rsid="002bb907"/>
    </style:style>
    <style:style style:name="P17" style:family="paragraph" style:parent-style-name="Standard" style:list-style-name="WWNum1">
      <style:paragraph-properties fo:text-align="start" style:justify-single-word="false"/>
      <style:text-properties style:font-name="Ubuntu" officeooo:rsid="002cfccc" officeooo:paragraph-rsid="002cfccc"/>
    </style:style>
    <style:style style:name="P18" style:family="paragraph" style:parent-style-name="Standard" style:list-style-name="WWNum3">
      <style:paragraph-properties fo:text-align="start" style:justify-single-word="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7f4ab" style:font-size-asian="16pt" style:font-weight-asian="bold" style:font-size-complex="16pt" style:font-weight-complex="bold"/>
    </style:style>
    <style:style style:name="T3" style:family="text">
      <style:text-properties fo:font-size="16pt" fo:font-weight="bold" officeooo:rsid="002a979b" style:font-size-asian="16pt" style:font-weight-asian="bold" style:font-size-complex="16pt" style:font-weight-complex="bold"/>
    </style:style>
    <style:style style:name="T4" style:family="text">
      <style:text-properties fo:font-size="16pt" fo:font-weight="bold" officeooo:rsid="002c5a61" style:font-size-asian="16pt" style:font-weight-asian="bold" style:font-size-complex="16pt" style:font-weight-complex="bold"/>
    </style:style>
    <style:style style:name="T5" style:family="text">
      <style:text-properties fo:font-size="14pt" style:font-size-asian="14pt" style:font-size-complex="14pt"/>
    </style:style>
    <style:style style:name="T6" style:family="text">
      <style:text-properties fo:font-size="14pt" officeooo:rsid="0017f4ab" style:font-size-asian="14pt" style:font-size-complex="14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17f4ab" style:font-size-asian="12pt" style:font-weight-asian="normal" style:font-size-complex="12pt" style:font-weight-complex="normal"/>
    </style:style>
    <style:style style:name="T9" style:family="text">
      <style:text-properties style:font-name="Ubuntu" fo:font-size="12pt" style:font-size-asian="12pt" style:font-size-complex="12pt"/>
    </style:style>
    <style:style style:name="T10" style:family="text">
      <style:text-properties officeooo:rsid="001aff0f"/>
    </style:style>
    <style:style style:name="T11" style:family="text">
      <style:text-properties officeooo:rsid="002bb9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RPC </text:span><text:span text:style-name="T2">v</text:span><text:span text:style-name="T1">0.9.</text:span><text:span text:style-name="T4">7</text:span></text:p>
      <text:p text:style-name="P1"/>
      <text:p text:style-name="P7"><text:span text:style-name="T10">C</text:span>hange-<text:span text:style-name="T10">list</text:span>:</text:p>
      <text:list xml:id="list1072163833811635356" text:style-name="WWNum1">
        <text:list-item>
          <text:p text:style-name="P13">Improve command line <text:span text:style-name="T11">flag/</text:span>argument passing</text:p>
        </text:list-item>
        <text:list-item>
          <text:p text:style-name="P13">command line flags will include</text:p>
          <text:list>
            <text:list-item>
              <text:p text:style-name="P13">debug mode</text:p>
            </text:list-item>
            <text:list-item>
              <text:p text:style-name="P13">channel to record</text:p>
            </text:list-item>
            <text:list-item>
              <text:p text:style-name="P15">imu enabled</text:p>
            </text:list-item>
            <text:list-item>
              <text:p text:style-name="P16">ramps</text:p>
            </text:list-item>
          </text:list>
        </text:list-item>
        <text:list-item>
          <text:p text:style-name="P13">Improve debug mode output</text:p>
        </text:list-item>
        <text:list-item>
          <text:p text:style-name="P17">Improved .ini structure</text:p>
        </text:list-item>
      </text:list>
      <text:p text:style-name="P14"><text:tab/></text:p>
      <text:list xml:id="list122840519244398" text:continue-numbering="true" text:style-name="WWNum1">
        <text:list-item>
          <text:list>
            <text:list-header>
              <text:p text:style-name="P13"/>
            </text:list-header>
          </text:list>
        </text:list-item>
      </text:list>
      <text:p text:style-name="P8"/>
      <text:p text:style-name="P5"/>
      <text:p text:style-name="P2"/>
      <text:p text:style-name="P2"/>
      <text:p text:style-name="P2"/>
      <text:p text:style-name="P2"/>
      <text:p text:style-name="P2"/>
      <text:p text:style-name="P4"><text:line-break/></text:p>
      <text:p text:style-name="P6"><text:span text:style-name="T6">Set-up</text:span><text:span text:style-name="T5"> Instructions:</text:span></text:p>
      <text:p text:style-name="P3">This section will provide step-by-step instructions on how to switch ecosystems on the Red Pitaya, load the required files and run this code.</text:p>
      <text:p text:style-name="P3"/>
      <text:list xml:id="list7089674361743442818" text:style-name="WWNum3">
        <text:list-item>
          <text:p text:style-name="P10">(highly reccommended) install a clean version of the latest OS (http://redpitaya.com/quick-start/) onto your SD card.<text:line-break/><text:line-break/>The next few steps are taken from: http://forum.redpitaya.com/viewtopic.php?f=8&amp;t=1433&amp;start=10#p5363<text:line-break/></text:p>
        </text:list-item>
        <text:list-item>
          <text:p text:style-name="P10">Reconnect the SD card to your computer, you will see either one or two partitions. One of these will be ~128MB in size. Delete everything in that partition but do not format it.<text:line-break/></text:p>
        </text:list-item>
        <text:list-item>
          <text:p text:style-name="P18"><text:span text:style-name="T9">Download and desired ecosystem (suggest 0.92-81-98e007d, either from the DroneSAR drive folder or from </text:span><text:a xlink:type="simple" xlink:href="https://www.dropbox.com/sh/x7gj4zl8z1fmus2/AABKh4TgGe8KuyQ7J7yngkmLa?dl=0" text:style-name="Internet_20_link" text:visited-style-name="Visited_20_Internet_20_Link"><text:span text:style-name="Internet_20_link"><text:span text:style-name="T9">https://www.dropbox.com/sh/x7gj4zl8z1fmus2/AABKh4TgGe8KuyQ7J7yngkmLa?dl=0</text:span></text:span></text:a><text:span text:style-name="T9">, which contains all of Nils Roos’ revisions of the project. <text:line-break/></text:span></text:p>
        </text:list-item>
        <text:list-item>
          <text:p text:style-name="P10">Extract the ecosystem to the 128MB volume where you just deleted all of the files from.<text:line-break/></text:p>
        </text:list-item>
        <text:list-item>
          <text:p text:style-name="P10">Safely eject and insert SD Card into the Red Pitaya<text:line-break/></text:p>
        </text:list-item>
        <text:list-item>
          <text:p text:style-name="P10">SSH into your Red Pitaya, navigate to /opt/lib and check for a librp.so file. This file must be replaced with an older version to fit the ecosystem version.<text:line-break/></text:p>
        </text:list-item>
        <text:list-item>
          <text:p text:style-name="P10">Use SCP or any other method to replace this version of librp.so with the version included in the base directory of RPController_v0.9.zip<text:line-break/></text:p>
        </text:list-item>
        <text:list-item>
          <text:p text:style-name="P10">Compile the RPController code and it should now run correctly.<text:line-break/></text:p>
        </text:list-item>
        <text:list-item>
          <text:p text:style-name="P10">Important note: From this point onwards, ensure that all code is compiled using arm-linux-gnueabi-gcc, and not arm-linux-gnueabihf-gcc. There was an architecture change in the 0.94 ecosystem which switched to a hard float architecture for improved performance. Since we are now forced to use the 0.92 ecosystem in order to gain access to the ddrdump project, we must compile accordingly. The makefile included in this version can be easily adapted to fit future versions.</text:p>
        </text:list-item>
      </text:list>
      <text:p text:style-name="P3"/>
      <text:p text:style-name="P3"/>
      <text:p text:style-name="P3"/>
      <text:p text:style-name="P3"/>
      <text:p text:style-name="P3"/>
      <text:p text:style-name="P3"/>
      <text:p text:style-name="P3"/>
      <text:p text:style-name="P3"/>
      <text:p text:style-name="P3"/>
      <text:p text:style-name="P3"/>
      <text:p text:style-name="P7"><text:soft-page-break/><text:line-break/>Possible Errors and Solutions:</text:p>
      <text:list xml:id="list5622057385323585053" text:style-name="WWNum4">
        <text:list-item>
          <text:p text:style-name="P11">File not found when attempting to run an executable:<text:line-break/>This error arises when trying to run an executable on a system with a different architecture. In this case, it is likely that the executable was compiled for a hard float (gnueabihf) architecture, which is unsupported in the 0.92 ecosystem.<text:line-break/>The program should made clean and recompiled using arm-linux-gnueabi-gcc.<text:line-break/></text:p>
        </text:list-item>
        <text:list-item>
          <text:p text:style-name="P12"><text:span text:style-name="T7">Errors relating to librp.so being incompatible or not found:<text:line-break/>Errors about incompatible librp.so are usually due to an incorrect version of the library. Try and swap the librp.so file in /opt/lib with the librp.so in the base directory of this version’s zip.<text:line-break/><text:line-break/>If the librp.so file is not found, the command to run can be changed to:<text:line-break/>“LD_LIBRARY_PATH=/opt/lib/</text:span><text:span text:style-name="T8">librp</text:span><text:span text:style-name="T7"> ./RP_Controller_c”<text:line-break/><text:line-break/>A more permanent solution is to follow the steps in the MiloSAR setup document and add the line /opt/lib/librp to the file /etc/ld.so.conf.d/randomLibs.conf. The librp.so file should then be moved to /opt/lib/librp. This will get rid of any problems relating to missing librp.so files.<text:line-break/></text:span></text:p>
        </text:list-item>
        <text:list-item>
          <text:p text:style-name="P11">Output data is extremely noisy, or just generally garbage:<text:line-break/>It is likely that <text:s/>you may be reading on the incorrect channel. When conducting a loopback test during development of this version a signal was looped back from OUT1 to IN1, and accidentally read on IN2. The coupling between inputs proved enough to give an extemely noisy waveform of approximately correct shape.<text:line-break/>Try changing the channel used in the cont_acquire fun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Ubuntu" svg:font-family="Ubuntu"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ZA" style:letter-kerning="true" style:font-name-asian="Noto Sans CJK SC Regular" style:font-size-asian="10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ZA" style:letter-kerning="true" style:font-name-asian="Noto Sans CJK SC Regular" style:font-size-asian="10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ZA" style:font-name-asian="Noto Sans CJK SC Regular" style:font-family-asian="'Noto Sans CJK SC Regular'"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Subtitle" style:family="paragraph" style:parent-style-name="Heading" style:class="chapter"/>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font-name="FreeSans" fo:font-family="FreeSans" style:font-family-generic="roman" style:font-pitch="variable"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FreeSans" fo:font-family="FreeSans" style:font-family-generic="roman" style:font-pitch="variable"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2">
      <text:list-level-style-bullet text:level="1" text:style-name="ListLabel_20_4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5:33:29</meta:creation-date>
    <dc:language>en-ZA</dc:language>
    <dc:date>2016-11-26T12:28:40.137528497</dc:date>
    <meta:editing-cycles>30</meta:editing-cycles>
    <meta:editing-duration>PT2H45M52S</meta:editing-duration>
    <meta:generator>LibreOffice/5.1.4.2$Linux_X86_64 LibreOffice_project/10m0$Build-2</meta:generator>
    <meta:document-statistic meta:table-count="0" meta:image-count="0" meta:object-count="0" meta:page-count="3" meta:paragraph-count="28" meta:word-count="549" meta:character-count="3487" meta:non-whitespace-character-count="2966"/>
  </office:meta>
</office:document-meta>
</file>